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F" svg:font-family="" style:font-family-generic="roman"/>
    <style:font-face style:name="Liberation Serif" svg:font-family="'Liberation Serif'" style:font-family-generic="roman" style:font-pitch="variable"/>
    <style:font-face style:name="DejaVu Sans" svg:font-family="'DejaVu Sans'"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weight="bold" officeooo:rsid="0018f258" officeooo:paragraph-rsid="0018f258" style:font-weight-asian="bold" style:font-weight-complex="bold"/>
    </style:style>
    <style:style style:name="P2" style:family="paragraph" style:parent-style-name="Text_20_body">
      <style:text-properties officeooo:rsid="00135592" officeooo:paragraph-rsid="0018f258"/>
    </style:style>
    <style:style style:name="P3" style:family="paragraph" style:parent-style-name="Text_20_body">
      <style:text-properties officeooo:rsid="0013b714" officeooo:paragraph-rsid="0018f258"/>
    </style:style>
    <style:style style:name="P4" style:family="paragraph" style:parent-style-name="Text_20_body">
      <style:text-properties style:font-name="Droid Sans" officeooo:rsid="0018f258" officeooo:paragraph-rsid="0019e740"/>
    </style:style>
    <style:style style:name="P5" style:family="paragraph" style:parent-style-name="Text_20_body">
      <style:text-properties style:font-name="Droid Sans" officeooo:rsid="0018f258" officeooo:paragraph-rsid="0018f258"/>
    </style:style>
    <style:style style:name="P6" style:family="paragraph" style:parent-style-name="Text_20_body">
      <style:text-properties style:font-name="Droid Sans" officeooo:paragraph-rsid="001742d6"/>
    </style:style>
    <style:style style:name="P7" style:family="paragraph" style:parent-style-name="Text_20_body">
      <style:text-properties style:font-name="Droid Sans" officeooo:rsid="001742d6" officeooo:paragraph-rsid="001742d6"/>
    </style:style>
    <style:style style:name="P8" style:family="paragraph" style:parent-style-name="Text_20_body">
      <style:text-properties style:font-name="Droid Sans" officeooo:paragraph-rsid="0017b6f6"/>
    </style:style>
    <style:style style:name="P9" style:family="paragraph" style:parent-style-name="Text_20_body">
      <style:paragraph-properties fo:margin-top="0cm" fo:margin-bottom="0.046cm" loext:contextual-spacing="false" fo:text-align="start" style:justify-single-word="false"/>
      <style:text-properties style:font-name="Droid Sans" officeooo:rsid="0018f258" officeooo:paragraph-rsid="0018f258"/>
    </style:style>
    <style:style style:name="P10" style:family="paragraph" style:parent-style-name="Text_20_body">
      <style:text-properties style:font-name="Droid Sans" officeooo:rsid="001bda27" officeooo:paragraph-rsid="001bda27"/>
    </style:style>
    <style:style style:name="P11" style:family="paragraph" style:parent-style-name="Text_20_body">
      <style:text-properties style:font-name="Droid Sans" fo:font-weight="bold" officeooo:rsid="001bda27" officeooo:paragraph-rsid="001bda27" style:font-weight-asian="bold" style:font-weight-complex="bold"/>
    </style:style>
    <style:style style:name="P12" style:family="paragraph" style:parent-style-name="Text_20_body">
      <style:text-properties style:font-name="Droid Sans" fo:font-weight="bold" officeooo:rsid="001d8d90" officeooo:paragraph-rsid="001d8d90" style:font-weight-asian="bold" style:font-weight-complex="bold"/>
    </style:style>
    <style:style style:name="P13" style:family="paragraph" style:parent-style-name="Heading_20_2">
      <style:text-properties style:font-name="Droid Sans"/>
    </style:style>
    <style:style style:name="P14" style:family="paragraph" style:parent-style-name="Heading_20_2">
      <style:text-properties style:font-name="Droid Sans" officeooo:paragraph-rsid="0019e740"/>
    </style:style>
    <style:style style:name="P15" style:family="paragraph" style:parent-style-name="Heading_20_2">
      <style:text-properties style:font-name="Droid Sans" officeooo:rsid="001742d6" officeooo:paragraph-rsid="001742d6"/>
    </style:style>
    <style:style style:name="P16" style:family="paragraph" style:parent-style-name="Heading_20_2">
      <style:text-properties style:font-name="Droid Sans" officeooo:rsid="0017b6f6" officeooo:paragraph-rsid="0017b6f6"/>
    </style:style>
    <style:style style:name="P17" style:family="paragraph" style:parent-style-name="Heading_20_3">
      <style:text-properties style:font-name="Droid Sans"/>
    </style:style>
    <style:style style:name="P18" style:family="paragraph" style:parent-style-name="Heading_20_3">
      <style:text-properties style:font-name="Droid Sans" officeooo:rsid="0018f258" officeooo:paragraph-rsid="0018f258"/>
    </style:style>
    <style:style style:name="P19" style:family="paragraph">
      <style:paragraph-properties style:text-autospace="none"/>
      <style:text-properties style:font-name="F" fo:font-size="12pt"/>
    </style:style>
    <style:style style:name="P20" style:family="paragraph">
      <loext:graphic-properties draw:fill="none" draw:fill-color="#ffffff"/>
      <style:paragraph-properties style:text-autospace="none"/>
      <style:text-properties style:font-name="F" fo:font-size="12pt"/>
    </style:style>
    <style:style style:name="T1" style:family="text">
      <style:text-properties fo:font-weight="bold" officeooo:rsid="0019e740" style:font-weight-asian="bold" style:font-weight-complex="bold"/>
    </style:style>
    <style:style style:name="T2" style:family="text">
      <style:text-properties officeooo:rsid="0019e740"/>
    </style:style>
    <style:style style:name="T3" style:family="text">
      <style:text-properties style:font-name="Droid Sans"/>
    </style:style>
    <style:style style:name="T4" style:family="text">
      <style:text-properties style:font-name="Droid Sans" fo:font-weight="normal" style:font-weight-asian="normal" style:font-weight-complex="normal"/>
    </style:style>
    <style:style style:name="T5" style:family="text">
      <style:text-properties style:font-name="Droid Sans" fo:font-weight="normal" officeooo:rsid="00163696" style:font-weight-asian="normal" style:font-weight-complex="normal"/>
    </style:style>
    <style:style style:name="T6" style:family="text">
      <style:text-properties style:font-name="Droid Sans" fo:font-weight="normal" officeooo:rsid="001438f4" style:font-weight-asian="normal" style:font-weight-complex="normal"/>
    </style:style>
    <style:style style:name="T7" style:family="text">
      <style:text-properties style:font-name="Droid Sans" fo:font-weight="bold" style:font-weight-asian="bold" style:font-weight-complex="bold"/>
    </style:style>
    <style:style style:name="T8" style:family="text">
      <style:text-properties style:font-name="Droid Sans" officeooo:rsid="00163696"/>
    </style:style>
    <style:style style:name="T9" style:family="text">
      <style:text-properties style:font-name="Droid Sans" officeooo:rsid="0018f258"/>
    </style:style>
    <style:style style:name="T10" style:family="text">
      <style:text-properties officeooo:rsid="001d8d90"/>
    </style:style>
    <style:style style:name="T11" style:family="text">
      <style:text-properties fo:color="#007700" style:font-name="DejaVu Sans Mono" fo:font-size="12pt" fo:font-style="italic" style:font-name-asian="DejaVu Sans Mono" style:font-size-asian="12pt" style:font-style-asian="italic" style:font-name-complex="DejaVu Sans Mono" style:font-style-complex="italic"/>
    </style:style>
    <style:style style:name="T12" style:family="text">
      <style:text-properties fo:color="#000000" style:font-name="DejaVu Sans Mono" fo:font-size="12pt" fo:font-style="italic" style:font-name-asian="DejaVu Sans Mono" style:font-size-asian="12pt" style:font-style-asian="italic" style:font-name-complex="DejaVu Sans Mono" style:font-style-complex="italic"/>
    </style:style>
    <style:style style:name="T13" style:family="text">
      <style:text-properties fo:color="#007700" style:font-name="DejaVu Sans Mono" fo:font-size="12pt" style:font-name-asian="DejaVu Sans Mono" style:font-size-asian="12pt" style:font-name-complex="DejaVu Sans Mono"/>
    </style:style>
    <style:style style:name="T14" style:family="text">
      <style:text-properties fo:color="#000000" style:font-name="DejaVu Sans Mono" fo:font-size="12pt" style:font-name-asian="DejaVu Sans Mono" style:font-size-asian="12pt" style:font-name-complex="DejaVu Sans Mono"/>
    </style:style>
    <style:style style:name="T15" style:family="text">
      <style:text-properties fo:color="#333333" style:font-name="DejaVu Sans Mono" fo:font-size="12pt" style:font-name-asian="DejaVu Sans Mono" style:font-size-asian="12pt" style:font-name-complex="DejaVu Sans Mono"/>
    </style:style>
    <style:style style:name="T16" style:family="text">
      <style:text-properties fo:color="#ff0000" style:font-name="DejaVu Sans Mono" fo:font-size="12pt" fo:font-style="italic" style:font-name-asian="DejaVu Sans Mono" style:font-size-asian="12pt" style:font-style-asian="italic" style:font-name-complex="DejaVu Sans Mono" style:font-style-complex="italic"/>
    </style:style>
    <style:style style:name="T17" style:family="text">
      <style:text-properties fo:color="#ff0000" style:font-name="DejaVu Sans Mono" fo:font-size="12pt" style:font-name-asian="DejaVu Sans Mono" style:font-size-asian="12pt" style:font-name-complex="DejaVu Sans Mono"/>
    </style:style>
    <style:style style:name="T18" style:family="text">
      <style:text-properties fo:color="#333333" style:font-name="DejaVu Sans Mono" fo:font-size="12pt" fo:font-style="italic" style:font-name-asian="DejaVu Sans Mono" style:font-size-asian="12pt" style:font-style-asian="italic" style:font-name-complex="DejaVu Sans Mono" style:font-style-complex="italic"/>
    </style:style>
    <style:style style:name="T19" style:family="text">
      <style:text-properties fo:color="#c792ea" style:font-name="DejaVu Sans Mono" fo:font-size="12pt" fo:font-style="italic" style:font-name-asian="DejaVu Sans Mono" style:font-size-asian="12pt" style:font-style-asian="italic" style:font-name-complex="DejaVu Sans Mono" style:font-style-complex="italic"/>
    </style:style>
    <style:style style:name="T20" style:family="text">
      <style:text-properties fo:color="#89ddff" style:font-name="DejaVu Sans Mono" fo:font-size="12pt" style:font-name-asian="DejaVu Sans Mono" style:font-size-asian="12pt" style:font-name-complex="DejaVu Sans Mono"/>
    </style:style>
    <style:style style:name="T21" style:family="text">
      <style:text-properties fo:color="#eeffe3" style:font-name="DejaVu Sans Mono" fo:font-size="12pt" style:font-name-asian="DejaVu Sans Mono" style:font-size-asian="12pt" style:font-name-complex="DejaVu Sans Mono"/>
    </style:style>
    <style:style style:name="T22" style:family="text">
      <style:text-properties fo:color="#82aaff" style:font-name="DejaVu Sans Mono" fo:font-size="12pt" style:font-name-asian="DejaVu Sans Mono" style:font-size-asian="12pt" style:font-name-complex="DejaVu Sans Mono"/>
    </style:style>
    <style:style style:name="T23" style:family="text">
      <style:text-properties fo:color="#c3e88d" style:font-name="DejaVu Sans Mono" fo:font-size="12pt" style:font-name-asian="DejaVu Sans Mono" style:font-size-asian="12pt" style:font-name-complex="DejaVu Sans Mono"/>
    </style:style>
    <style:style style:name="T24" style:family="text">
      <style:text-properties fo:color="#808080" style:font-name="DejaVu Sans Mono" fo:font-size="12pt" style:font-name-asian="DejaVu Sans Mono" style:font-size-asian="12pt" style:font-name-complex="DejaVu Sans Mono"/>
    </style:style>
    <style:style style:name="T25" style:family="text">
      <style:text-properties fo:color="#eeffff" style:font-name="DejaVu Sans Mono" fo:font-size="12pt" style:font-name-asian="DejaVu Sans Mono" style:font-size-asian="12pt" style:font-name-complex="DejaVu Sans Mono"/>
    </style:style>
    <style:style style:name="T26" style:family="text">
      <style:text-properties fo:color="#f78c6c" style:font-name="DejaVu Sans Mono" fo:font-size="12pt" style:font-name-asian="DejaVu Sans Mono" style:font-size-asian="12pt" style:font-name-complex="DejaVu Sans Mono"/>
    </style:style>
    <style:style style:name="T27" style:family="text">
      <style:text-properties fo:color="#ffcb6b" style:font-name="DejaVu Sans Mono" fo:font-size="12pt" style:font-name-asian="DejaVu Sans Mono" style:font-size-asian="12pt" style:font-name-complex="DejaVu Sans Mono"/>
    </style:style>
    <style:style style:name="gr1" style:family="graphic">
      <style:graphic-properties draw:stroke="none" svg:stroke-color="#000000" draw:fill="none" draw:fill-color="#ffffff" fo:min-height="8.892cm" style:run-through="foreground" style:wrap="none" style:wrap-contour-mode="full" style:vertical-pos="from-top" style:vertical-rel="paragraph" style:horizontal-pos="from-left" style:horizontal-rel="paragraph"/>
    </style:style>
    <style:style style:name="gr2" style:family="graphic">
      <style:graphic-properties draw:stroke="none" svg:stroke-color="#000000" draw:fill="none" draw:fill-color="#ffffff" fo:min-height="6.451cm" style:run-through="foreground" style:wrap="none" style:wrap-contour-mode="full" style:vertical-pos="from-top" style:vertical-rel="paragraph" style:horizontal-pos="from-left" style:horizontal-rel="paragraph"/>
    </style:style>
    <style:style style:name="gr3" style:family="graphic">
      <style:graphic-properties draw:stroke="none" svg:stroke-color="#000000" draw:fill="none" draw:fill-color="#ffffff" fo:min-height="3.371cm" style:run-through="foreground" style:wrap="none" style:wrap-contour-mode="full"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2"><text:span text:style-name="T2">1. </text:span>Introduction</text:h>
      <text:p text:style-name="P9">This mashup combines a database API with location, navigation and weather services to provide mountain bikers with updated information about mountain biking trails near them, with useful information such as current weather and driving time to each location. Users automatically provide their location to the service and in return receive a list of trails with all the necessary data.</text:p>
      <text:h text:style-name="P18" text:outline-level="3">APIs used</text:h>
      <text:p text:style-name="P1"><text:span text:style-name="T3">Ipdata -</text:span><text:span text:style-name="T4"> </text:span><text:a xlink:type="simple" xlink:href="https://ipdata.co/" text:style-name="Internet_20_link" text:visited-style-name="Visited_20_Internet_20_Link"><text:span text:style-name="T4">https://ipdata.co</text:span></text:a><text:span text:style-name="T4"><text:line-break/>Provide an IP address to this API and receive information such as location data, network provider, user currency, time_zone and threat information.</text:span></text:p>
      <text:p text:style-name="P2"><text:span text:style-name="T7">Trails API - </text:span><text:a xlink:type="simple" xlink:href="https://rapidapi.com/trailapi/api/trailapi" text:style-name="Internet_20_link" text:visited-style-name="Visited_20_Internet_20_Link"><text:span text:style-name="T3">https://rapidapi.com/trailapi/api/trailapi</text:span></text:a><text:span text:style-name="T3"><text:line-break/></text:span><text:span text:style-name="T8">Takes lat and lng, with optional radius and number of items. Each trail found contains useful info such as description, image, rating, difficulty, directions and lat + lng.</text:span></text:p>
      <text:p text:style-name="P2"><text:span text:style-name="T7">Google Maps JavaScript API </text:span><text:a xlink:type="simple" xlink:href="https://developers.google.com/maps/documentation/javascript/tutorial" text:style-name="Internet_20_link" text:visited-style-name="Visited_20_Internet_20_Link"><text:span text:style-name="T3">https://developers.google.com/maps/documentation/javascript/tutorial</text:span></text:a><text:span text:style-name="T3"> <text:line-break/></text:span><text:span text:style-name="T9">Used to find transport information such as distance/time to each trail from user position to trail position.</text:span></text:p>
      <text:p text:style-name="P3"><text:span text:style-name="T7">DarkSky Weather API - </text:span><text:a xlink:type="simple" xlink:href="https://darksky.net/dev" text:style-name="Internet_20_link" text:visited-style-name="Visited_20_Internet_20_Link"><text:span text:style-name="T3">https://darksky.net/dev</text:span></text:a><text:span text:style-name="T3"><text:line-break/></text:span><text:span text:style-name="T5">T</text:span><text:span text:style-name="T6">akes location as Lat and Lng and returns the current weather. Returns current weather info as well as other useful info such as forecasts, text summary, surise/set time, humidity, wind speed etc.</text:span></text:p>
      <text:h text:style-name="P14" text:outline-level="2"><text:span text:style-name="T2">2. </text:span>Mashup use cases and services</text:h>
      <text:h text:style-name="P17" text:outline-level="3">Use Cases</text:h>
      <text:p text:style-name="P4"><text:span text:style-name="T1">1.</text:span><text:span text:style-name="T2"> </text:span>As a mountain biking enthusiast, I want to be able to find new mountain biking trails near my current location to ride.</text:p>
      <text:p text:style-name="P4"><text:soft-page-break/><text:span text:style-name="T1">2. </text:span>As a mountain biking enthusiast who knows all the good trails, I want to see current weather information for each trail and the time it will take to get to them from my location with current traffic.</text:p>
      <text:p text:style-name="P10">All requests are handled with axios. In the source code, requests are abstracted to a separate .js file and imported to the main request to reduce clutter.</text:p>
      <text:p text:style-name="P11">Google Maps <text:span text:style-name="T10">navigation </text:span>request</text:p>
      <text:p text:style-name="P11"><draw:frame text:anchor-type="paragraph" draw:z-index="0" draw:name="Shape1" draw:style-name="gr1" draw:text-style-name="P20" svg:width="17.324cm" svg:height="8.893cm" svg:x="0.159cm" svg:y="0.152cm"><draw:text-box><text:p text:style-name="P19"><text:span text:style-name="T11">let</text:span><text:span text:style-name="T12"> </text:span><text:span text:style-name="T13">url</text:span><text:span text:style-name="T14"> </text:span><text:span text:style-name="T15">=</text:span><text:span text:style-name="T14"> </text:span><text:span text:style-name="T14">'https://maps.googleapis.com/maps/api/distancematrix/json'</text:span><text:span text:style-name="T15">;</text:span><text:span text:style-name="T14"><text:line-break/></text:span><text:span text:style-name="T11">let</text:span><text:span text:style-name="T12"> </text:span><text:span text:style-name="T13">origin</text:span><text:span text:style-name="T14"> </text:span><text:span text:style-name="T15">=</text:span><text:span text:style-name="T14"> </text:span><text:span text:style-name="T13">originLat</text:span><text:span text:style-name="T14"> </text:span><text:span text:style-name="T15">+</text:span><text:span text:style-name="T14"> ',' </text:span><text:span text:style-name="T15">+</text:span><text:span text:style-name="T14"> </text:span><text:span text:style-name="T13">originLng</text:span><text:span text:style-name="T15">;</text:span><text:span text:style-name="T14"><text:line-break/></text:span><text:span text:style-name="T11">let</text:span><text:span text:style-name="T12"> </text:span><text:span text:style-name="T13">destination</text:span><text:span text:style-name="T14"> </text:span><text:span text:style-name="T15">=</text:span><text:span text:style-name="T14"> </text:span><text:span text:style-name="T13">destinationLat</text:span><text:span text:style-name="T14"> </text:span><text:span text:style-name="T15">+</text:span><text:span text:style-name="T14"> ',' </text:span><text:span text:style-name="T15">+</text:span><text:span text:style-name="T14"> </text:span><text:span text:style-name="T13">destinationLong</text:span><text:span text:style-name="T15">;</text:span><text:span text:style-name="T14"><text:line-break/></text:span><text:span text:style-name="T11">try</text:span><text:span text:style-name="T14">{</text:span><text:span text:style-name="T14"><text:line-break/></text:span><text:span text:style-name="T14"> <text:s text:c="3"/></text:span><text:span text:style-name="T16">return</text:span><text:span text:style-name="T12"> </text:span><text:span text:style-name="T16">await</text:span><text:span text:style-name="T12"> </text:span><text:span text:style-name="T17">axios.get(</text:span><text:span text:style-name="T14"> </text:span><text:span text:style-name="T17">url,</text:span><text:span text:style-name="T14"> </text:span><text:span text:style-name="T17">{</text:span><text:span text:style-name="T14"><text:line-break/></text:span><text:span text:style-name="T14"> <text:s text:c="7"/>params: </text:span><text:span text:style-name="T17">{</text:span><text:span text:style-name="T14"><text:line-break/></text:span><text:span text:style-name="T14"> <text:s text:c="11"/>origins</text:span><text:span text:style-name="T15">:</text:span><text:span text:style-name="T14"> origin,</text:span><text:span text:style-name="T14"><text:line-break/></text:span><text:span text:style-name="T14"> <text:s text:c="11"/>destinations</text:span><text:span text:style-name="T15">:</text:span><text:span text:style-name="T14"> destination,</text:span><text:span text:style-name="T14"><text:line-break/></text:span><text:span text:style-name="T14"> <text:s text:c="11"/>units</text:span><text:span text:style-name="T15">:</text:span><text:span text:style-name="T14"> 'metric',</text:span><text:span text:style-name="T14"><text:line-break/></text:span><text:span text:style-name="T14"> <text:s text:c="11"/>key</text:span><text:span text:style-name="T15">:</text:span><text:span text:style-name="T14"> GOOGLE_API_KEY,</text:span><text:span text:style-name="T14"><text:line-break/></text:span><text:span text:style-name="T14"> <text:s text:c="7"/>}</text:span><text:span text:style-name="T14"><text:line-break/></text:span><text:span text:style-name="T14"> <text:s text:c="3"/></text:span><text:span text:style-name="T17">}</text:span><text:span text:style-name="T14"><text:line-break/></text:span><text:span text:style-name="T14"> <text:s text:c="3"/></text:span><text:span text:style-name="T15">)</text:span><text:span text:style-name="T17">}</text:span><text:span text:style-name="T14"> </text:span><text:span text:style-name="T11">catch</text:span><text:span text:style-name="T12"> </text:span><text:span text:style-name="T15">(</text:span><text:span text:style-name="T13">error</text:span><text:span text:style-name="T15">)</text:span><text:span text:style-name="T14"> {</text:span><text:span text:style-name="T14"><text:line-break/></text:span><text:span text:style-name="T14"> <text:s text:c="3"/></text:span><text:span text:style-name="T17">console.error(error)</text:span><text:span text:style-name="T14">;</text:span><text:span text:style-name="T14"><text:line-break/></text:span><text:span text:style-name="T14">}</text:span></text:p></draw:text-box></draw:frame>Dark Sky <text:span text:style-name="T10">Weather</text:span> request</text:p>
      <text:p text:style-name="P12"><draw:frame text:anchor-type="paragraph" draw:z-index="1" draw:name="Shape1" draw:style-name="gr2" draw:text-style-name="P20" svg:width="17.324cm" svg:height="6.451cm" svg:x="0.159cm" svg:y="0.152cm"><draw:text-box><text:p text:style-name="P19"><text:span text:style-name="T18">//</text:span><text:span text:style-name="T12"> </text:span><text:span text:style-name="T11">Format</text:span><text:span text:style-name="T12"> </text:span><text:span text:style-name="T11">url</text:span><text:span text:style-name="T12"> </text:span><text:span text:style-name="T11">for</text:span><text:span text:style-name="T12"> </text:span><text:span text:style-name="T11">weird</text:span><text:span text:style-name="T12"> </text:span><text:span text:style-name="T11">api</text:span><text:span text:style-name="T12"> </text:span><text:span text:style-name="T11">standard</text:span><text:span text:style-name="T12"><text:line-break/></text:span><text:span text:style-name="T11">let</text:span><text:span text:style-name="T12"> </text:span><text:span text:style-name="T13">url</text:span><text:span text:style-name="T14"> </text:span><text:span text:style-name="T15">=</text:span><text:span text:style-name="T14"> "https://api.darksky.net/forecast/" </text:span><text:span text:style-name="T15">+</text:span><text:span text:style-name="T14"> </text:span><text:span text:style-name="T13">WEATHER_API_KEY</text:span><text:span text:style-name="T14"> </text:span><text:span text:style-name="T15">+</text:span><text:span text:style-name="T14"> </text:span><text:span text:style-name="T14">"/" </text:span><text:span text:style-name="T15">+</text:span><text:span text:style-name="T14"> </text:span><text:span text:style-name="T13">lat</text:span><text:span text:style-name="T14"> </text:span><text:span text:style-name="T15">+</text:span><text:span text:style-name="T14"> "," </text:span><text:span text:style-name="T15">+</text:span><text:span text:style-name="T14"> </text:span><text:span text:style-name="T13">lng</text:span><text:span text:style-name="T15">;</text:span><text:span text:style-name="T14"><text:line-break/></text:span><text:span text:style-name="T11">try</text:span><text:span text:style-name="T14">{</text:span><text:span text:style-name="T14"><text:line-break/></text:span><text:span text:style-name="T14"> <text:s text:c="3"/></text:span><text:span text:style-name="T16">return</text:span><text:span text:style-name="T12"> </text:span><text:span text:style-name="T16">await</text:span><text:span text:style-name="T12"> </text:span><text:span text:style-name="T17">axios.get(url,</text:span><text:span text:style-name="T14"> </text:span><text:span text:style-name="T17">{</text:span><text:span text:style-name="T14"><text:line-break/></text:span><text:span text:style-name="T14"> <text:s text:c="7"/>params: </text:span><text:span text:style-name="T17">{</text:span><text:span text:style-name="T14"><text:line-break/></text:span><text:span text:style-name="T14"> <text:s text:c="11"/></text:span><text:span text:style-name="T18">//</text:span><text:span text:style-name="T12"> request Celcius and KM</text:span><text:span text:style-name="T18">/</text:span><text:span text:style-name="T12">h</text:span><text:span text:style-name="T12"><text:line-break/></text:span><text:span text:style-name="T12"> <text:s text:c="11"/></text:span><text:span text:style-name="T14">units</text:span><text:span text:style-name="T15">:</text:span><text:span text:style-name="T14"> "ca",</text:span><text:span text:style-name="T14"><text:line-break/></text:span><text:span text:style-name="T14"> <text:s text:c="7"/>}</text:span><text:span text:style-name="T14"><text:line-break/></text:span><text:span text:style-name="T14"> <text:s text:c="3"/></text:span><text:span text:style-name="T17">}</text:span><text:span text:style-name="T15">);</text:span><text:span text:style-name="T14"><text:line-break/></text:span><text:span text:style-name="T17">}</text:span><text:span text:style-name="T14"> </text:span><text:span text:style-name="T11">catch</text:span><text:span text:style-name="T12"> </text:span><text:span text:style-name="T15">(</text:span><text:span text:style-name="T13">error</text:span><text:span text:style-name="T15">)</text:span><text:span text:style-name="T14"> {</text:span><text:span text:style-name="T14"><text:line-break/></text:span><text:span text:style-name="T14"> <text:s text:c="3"/></text:span><text:span text:style-name="T17">console.error(error)</text:span><text:span text:style-name="T14">;</text:span><text:span text:style-name="T14"><text:line-break/></text:span><text:span text:style-name="T14">}</text:span></text:p></draw:text-box></draw:frame>Ipdata location request</text:p>
      <text:p text:style-name="P12"><draw:frame text:anchor-type="paragraph" draw:z-index="2" draw:name="Shape1" draw:style-name="gr3" draw:text-style-name="P20" svg:width="17.324cm" svg:height="3.954cm" svg:x="0.159cm" svg:y="0.152cm"><draw:text-box><text:p text:style-name="P19"><text:span text:style-name="T11">const</text:span><text:span text:style-name="T12"> </text:span><text:span text:style-name="T13">apiKey</text:span><text:span text:style-name="T14"> </text:span><text:span text:style-name="T15">=</text:span><text:span text:style-name="T14"> "?api-</text:span><text:span text:style-name="T14">key=687368cfc3fb6c8d351412dcb4cf7455f0d688ecda35962595685e04"</text:span><text:span text:style-name="T15">;</text:span><text:span text:style-name="T14"><text:line-break/></text:span><text:span text:style-name="T11">const</text:span><text:span text:style-name="T12"> </text:span><text:span text:style-name="T13">url</text:span><text:span text:style-name="T14"> </text:span><text:span text:style-name="T15">=</text:span><text:span text:style-name="T14"> "https://api.ipdata.co/" </text:span><text:span text:style-name="T15">+</text:span><text:span text:style-name="T14"> </text:span><text:span text:style-name="T13">ip</text:span><text:span text:style-name="T14"> </text:span><text:span text:style-name="T15">+</text:span><text:span text:style-name="T14"> </text:span><text:span text:style-name="T13">apiKey</text:span><text:span text:style-name="T15">;</text:span><text:span text:style-name="T14"><text:line-break/></text:span><text:span text:style-name="T11">try</text:span><text:span text:style-name="T12"> </text:span><text:span text:style-name="T14">{</text:span><text:span text:style-name="T14"><text:line-break/></text:span><text:span text:style-name="T14"> <text:s text:c="3"/></text:span><text:span text:style-name="T16">return</text:span><text:span text:style-name="T12"> </text:span><text:span text:style-name="T16">await</text:span><text:span text:style-name="T12"> </text:span><text:span text:style-name="T17">axios.get(url)</text:span><text:span text:style-name="T14">;</text:span><text:span text:style-name="T14"><text:line-break/></text:span><text:span text:style-name="T14">} </text:span><text:span text:style-name="T11">catch</text:span><text:span text:style-name="T12"> </text:span><text:span text:style-name="T15">(</text:span><text:span text:style-name="T13">error</text:span><text:span text:style-name="T15">)</text:span><text:span text:style-name="T14"> {</text:span><text:span text:style-name="T14"><text:line-break/></text:span><text:span text:style-name="T14"> <text:s text:c="3"/></text:span><text:span text:style-name="T17">console.error(error)</text:span><text:span text:style-name="T14">;</text:span><text:span text:style-name="T14"><text:line-break/></text:span><text:span text:style-name="T14">}</text:span></text:p></draw:text-box></draw:frame><text:soft-page-break/>Trails API request</text:p>
      <text:p text:style-name="P12"><draw:frame text:anchor-type="paragraph" draw:z-index="3" draw:name="Shape1" draw:style-name="gr3" draw:text-style-name="P20" svg:width="17.324cm" svg:height="7.905cm" svg:x="0.159cm" svg:y="0.152cm"><draw:text-box><text:p text:style-name="P19"><text:span text:style-name="T19">try</text:span><text:span text:style-name="T20">{</text:span><text:span text:style-name="T20"><text:line-break/></text:span><text:span text:style-name="T20"> <text:s text:c="3"/></text:span><text:span text:style-name="T19">return await </text:span><text:span text:style-name="T21">axios</text:span><text:span text:style-name="T20">.</text:span><text:span text:style-name="T22">get</text:span><text:span text:style-name="T20">(</text:span><text:span text:style-name="T23">"</text:span><text:span text:style-name="T24">https://trailapi-</text:span><text:span text:style-name="T24">trailapi.p.rapidapi.com/trails/explore/</text:span><text:span text:style-name="T23">"</text:span><text:span text:style-name="T20">, {</text:span><text:span text:style-name="T20"><text:line-break/></text:span><text:span text:style-name="T20"> <text:s text:c="7"/></text:span><text:span text:style-name="T25">params</text:span><text:span text:style-name="T20">: {</text:span><text:span text:style-name="T20"><text:line-break/></text:span><text:span text:style-name="T20"> <text:s text:c="11"/></text:span><text:span text:style-name="T25">lat</text:span><text:span text:style-name="T20">: </text:span><text:span text:style-name="T26">lat</text:span><text:span text:style-name="T20">,</text:span><text:span text:style-name="T20"><text:line-break/></text:span><text:span text:style-name="T20"> <text:s text:c="11"/></text:span><text:span text:style-name="T25">lon</text:span><text:span text:style-name="T20">: </text:span><text:span text:style-name="T26">lng</text:span><text:span text:style-name="T20">,</text:span><text:span text:style-name="T20"><text:line-break/></text:span><text:span text:style-name="T20"> <text:s text:c="7"/>},</text:span><text:span text:style-name="T20"><text:line-break/></text:span><text:span text:style-name="T20"> <text:s text:c="7"/></text:span><text:span text:style-name="T25">headers</text:span><text:span text:style-name="T20">: {</text:span><text:span text:style-name="T20"><text:line-break/></text:span><text:span text:style-name="T20"> <text:s text:c="11"/></text:span><text:span text:style-name="T23">'x-rapidapi-host'</text:span><text:span text:style-name="T20">: </text:span><text:span text:style-name="T23">'trailapi-</text:span><text:span text:style-name="T23">trailapi.p.rapidapi.com'</text:span><text:span text:style-name="T20">,</text:span><text:span text:style-name="T20"><text:line-break/></text:span><text:span text:style-name="T20"> <text:s text:c="11"/></text:span><text:span text:style-name="T23">'x-rapidapi-key'</text:span><text:span text:style-name="T20">: </text:span><text:span text:style-name="T23">'9357762584mshd7e19dbaf4c4e70p1d44f6jsn00c1586a8c94'</text:span><text:span text:style-name="T20">,</text:span><text:span text:style-name="T20"><text:line-break/></text:span><text:span text:style-name="T20"> <text:s text:c="7"/>}</text:span><text:span text:style-name="T20"><text:line-break/></text:span><text:span text:style-name="T20"> <text:s text:c="3"/>});</text:span><text:span text:style-name="T20"><text:line-break/></text:span><text:span text:style-name="T20">} </text:span><text:span text:style-name="T19">catch </text:span><text:span text:style-name="T20">(</text:span><text:span text:style-name="T26">error</text:span><text:span text:style-name="T20">) {</text:span><text:span text:style-name="T20"><text:line-break/></text:span><text:span text:style-name="T20"> <text:s text:c="3"/></text:span><text:span text:style-name="T27">console</text:span><text:span text:style-name="T20">.</text:span><text:span text:style-name="T22">error</text:span><text:span text:style-name="T20">(</text:span><text:span text:style-name="T26">error</text:span><text:span text:style-name="T20">);</text:span><text:span text:style-name="T20"><text:line-break/></text:span><text:span text:style-name="T20">}</text:span></text:p></draw:text-box></draw:frame></text:p>
      <text:p text:style-name="P6">supported by the mashup (these must be illustrated using screen shots) and the</text:p>
      <text:p text:style-name="P6">service API calls used to support them. This is a semi-technical description, probably</text:p>
      <text:p text:style-name="P6">occupying a maximum of one page per use case.</text:p>
      <text:h text:style-name="P15" text:outline-level="2">Technical description of the application</text:h>
      <text:p text:style-name="P6">This is a deeper discussion of the architecture,</text:p>
      <text:p text:style-name="P6">the technology used on the client and server side, any issues encountered, and overall,</text:p>
      <text:p text:style-name="P6">how you implemented the project.</text:p>
      <text:h text:style-name="P15" text:outline-level="2">Discussion of the use of Docker, configuration choices</text:h>
      <text:p text:style-name="P6">You may include excerpts from</text:p>
      <text:p text:style-name="P6">the Dockerfile and list this file as an appendix to the report</text:p>
      <text:h text:style-name="P15" text:outline-level="2">Testing and Limitations</text:h>
      <text:p text:style-name="P7">Basic test plan, results and compromises</text:p>
      <text:h text:style-name="P15" text:outline-level="2"><text:soft-page-break/>Possible extensions</text:h>
      <text:p text:style-name="P5">Client side geolocation for better accuaracy with gps/mobile geolocation.</text:p>
      <text:h text:style-name="P16" text:outline-level="2">References</text:h>
      <text:p text:style-name="P8"/>
      <text:h text:style-name="P16" text:outline-level="2">Appendix: Brief user guid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F" svg:font-family="" style:font-family-generic="roman"/>
    <style:font-face style:name="Liberation Serif" svg:font-family="'Liberation Serif'" style:font-family-generic="roman" style:font-pitch="variable"/>
    <style:font-face style:name="DejaVu Sans" svg:font-family="'DejaVu Sans'"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3T10:46:47.799117686</meta:creation-date>
    <dc:date>2019-09-13T02:56:37.618294581</dc:date>
    <meta:editing-duration>PT1H4M16S</meta:editing-duration>
    <meta:editing-cycles>3</meta:editing-cycles>
    <meta:generator>LibreOffice/6.2.5.2$Linux_X86_64 LibreOffice_project/20$Build-2</meta:generator>
    <meta:document-statistic meta:table-count="0" meta:image-count="0" meta:object-count="0" meta:page-count="4" meta:paragraph-count="32" meta:word-count="406" meta:character-count="2623" meta:non-whitespace-character-count="2248"/>
  </office:meta>
</office:document-meta>
</file>